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fo:font-size="18pt" officeooo:rsid="001a8c59" officeooo:paragraph-rsid="001a8c59" style:font-size-asian="18pt" style:font-size-complex="18pt"/>
    </style:style>
    <style:style style:name="P2" style:family="paragraph" style:parent-style-name="Frame_20_contents">
      <style:paragraph-properties fo:text-align="center" style:justify-single-word="false"/>
      <style:text-properties officeooo:paragraph-rsid="001a8c59"/>
    </style:style>
    <style:style style:name="P3" style:family="paragraph" style:parent-style-name="Frame_20_contents">
      <style:paragraph-properties fo:text-align="start" style:justify-single-word="false"/>
      <style:text-properties officeooo:paragraph-rsid="001a8c59"/>
    </style:style>
    <style:style style:name="P4" style:family="paragraph" style:parent-style-name="Frame_20_contents">
      <style:paragraph-properties fo:text-align="center" style:justify-single-word="false"/>
      <style:text-properties officeooo:rsid="001c7726" officeooo:paragraph-rsid="001c7726"/>
    </style:style>
    <style:style style:name="P5" style:family="paragraph" style:parent-style-name="Frame_20_contents">
      <style:paragraph-properties fo:text-align="center" style:justify-single-word="false"/>
      <style:text-properties fo:font-size="18pt" officeooo:rsid="001c7726" officeooo:paragraph-rsid="001c7726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a8c59" style:font-size-asian="18pt" style:font-size-complex="18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middle"/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207cm" fo:min-width="15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3.545cm" fo:min-width="8.043cm" style:run-through="background" draw:wrap-influence-on-position="once-concurrent"/>
    </style:style>
    <style:style style:name="gr3" style:family="graphic" style:parent-style-name="Frame">
      <style:graphic-properties draw:fill-color="#ffffff" draw:textarea-horizontal-align="justify" draw:textarea-vertical-align="middle" draw:auto-grow-height="false" fo:min-height="6.085cm" fo:min-width="5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fill-color="#ffffff" draw:textarea-horizontal-align="justify" draw:textarea-vertical-align="middle" draw:auto-grow-height="false" fo:min-height="1.296cm" fo:min-width="15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6.059cm" fo:min-width="9.4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fill-color="#ffffff" draw:textarea-horizontal-align="justify" draw:textarea-vertical-align="middle" draw:auto-grow-height="false" fo:min-height="4.392cm" fo:min-width="7.09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3" text:anchor-type="paragraph" svg:x="1.012cm" svg:y="6.6cm" svg:width="9.419cm" svg:height="6.059cm" draw:z-index="1"><draw:text-box><text:p text:style-name="P1">&lt;article&gt;</text:p><text:p text:style-name="P1"><draw:custom-shape text:anchor-type="paragraph" draw:z-index="2" draw:name="Shape4" draw:style-name="gr2" draw:text-style-name="P8" svg:width="8.044cm" svg:height="3.546cm" svg:x="0cm" svg:y="0cm"><text:p text:style-name="P7"><text:span text:style-name="T1">&lt;section&gt;</text:span></text:p><draw:enhanced-geometry svg:viewBox="0 0 21600 21600" draw:type="rectangle" draw:enhanced-path="M 0 0 L 21600 0 21600 21600 0 21600 0 0 Z N"/></draw:custom-shape></text:p><text:p text:style-name="P1"/><text:p text:style-name="P1"/><text:p text:style-name="P1"/><text:p text:style-name="P1"/><text:p text:style-name="P3"/></draw:text-box></draw:frame><draw:custom-shape text:anchor-type="paragraph" draw:z-index="0" draw:name="Shape1" draw:style-name="gr1" draw:text-style-name="P6" svg:width="15.347cm" svg:height="4.208cm" svg:x="1.039cm" svg:y="1.15cm"><text:p text:style-name="P2"><text:span text:style-name="T2">&lt;header&gt;</text:span></text:p><text:p text:style-name="P2"><text:span text:style-name="T2"/></text:p><text:p text:style-name="P2"><text:span text:style-name="T2"/></text:p><text:p text:style-name="P4"><text:span text:style-name="T2">&lt;</text:span><text:span text:style-name="T1">nav&gt;</text:span></text:p><text:p text:style-name="P4"><text:span text:style-name="T1"/></text:p><text:p text:style-name="P4"><text:span text:style-name="T1"/></text:p><draw:enhanced-geometry svg:viewBox="0 0 21600 21600" draw:type="rectangle" draw:enhanced-path="M 0 0 L 21600 0 21600 21600 0 21600 0 0 Z N"/></draw:custom-shape><draw:custom-shape text:anchor-type="paragraph" draw:z-index="3" draw:name="Shape5" draw:style-name="gr3" draw:text-style-name="P9" svg:width="5.478cm" svg:height="6.086cm" svg:x="10.829cm" svg:y="6.574cm"><text:p text:style-name="P2"><text:span text:style-name="T2">&lt;aside&gt;</text:span></text:p><draw:enhanced-geometry svg:viewBox="0 0 21600 21600" draw:type="rectangle" draw:enhanced-path="M 0 0 L 21600 0 21600 21600 0 21600 0 0 Z N"/></draw:custom-shape><draw:custom-shape text:anchor-type="paragraph" draw:z-index="4" draw:name="Shape6" draw:style-name="gr4" draw:text-style-name="P6" svg:width="15.4cm" svg:height="1.297cm" svg:x="0.96cm" svg:y="13.744cm"><text:p text:style-name="P2"><text:span text:style-name="T2">&lt;footer&gt;</text:span></text:p><draw:enhanced-geometry svg:viewBox="0 0 21600 21600" draw:type="rectangle" draw:enhanced-path="M 0 0 L 21600 0 21600 21600 0 21600 0 0 Z N"/></draw:custom-shape><draw:custom-shape text:anchor-type="paragraph" draw:z-index="5" draw:name="Shape3" draw:style-name="gr5" draw:text-style-name="P10" svg:width="9.42cm" svg:height="6.06cm" svg:x="1.012cm" svg:y="6.6cm"><text:p><text:span text:style-name="T1">&lt;section&gt;</text:span></text:p><text:p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1"/></text:p><draw:enhanced-geometry svg:viewBox="0 0 21600 21600" draw:type="rectangle" draw:enhanced-path="M 0 0 L 21600 0 21600 21600 0 21600 0 0 Z N"/></draw:custom-shape><draw:custom-shape text:anchor-type="paragraph" draw:z-index="6" draw:name="Shape2" draw:style-name="gr6" draw:text-style-name="P6" svg:width="7.092cm" svg:height="4.393cm" svg:x="2.415cm" svg:y="7.844cm"><text:p text:style-name="P5">&lt;article&gt;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4:59:19.793487554</meta:creation-date>
    <dc:date>2020-02-12T17:20:23.226951643</dc:date>
    <meta:editing-duration>PT16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6" meta:character-count="46" meta:non-whitespace-character-count="46"/>
  </office:meta>
</office:document-meta>
</file>